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E1000000E11E445F3CF1C8B899.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fed7" officeooo:paragraph-rsid="000dfed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
      <text:p text:style-name="P1"><draw:frame draw:style-name="fr1" draw:name="Image1" text:anchor-type="char" svg:width="5.953cm" svg:height="5.953cm" draw:z-index="0"><draw:image xlink:href="Pictures/10000201000000E1000000E11E445F3CF1C8B899.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4T14:36:08.548162188</meta:creation-date>
    <dc:date>2022-04-14T14:42:27.449158452</dc:date>
    <meta:editing-duration>PT6M19S</meta:editing-duration>
    <meta:editing-cycles>2</meta:editing-cycles>
    <meta:generator>LibreOffice/6.4.7.2$Linux_X86_64 LibreOffice_project/40$Build-2</meta:generator>
    <meta:document-statistic meta:table-count="0" meta:image-count="1" meta:object-count="0" meta:page-count="1" meta:paragraph-count="1" meta:word-count="91" meta:character-count="574" meta:non-whitespace-character-count="484"/>
  </office:meta>
</office:document-meta>
</file>